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SamplePalindrome" style:family="table">
      <style:table-properties style:width="6.925in" table:align="margins"/>
    </style:style>
    <style:style style:name="SamplePalindrome.A" style:family="table-column">
      <style:table-column-properties style:column-width="1.3847in" style:rel-column-width="13106*"/>
    </style:style>
    <style:style style:name="SamplePalindrome.C" style:family="table-column">
      <style:table-column-properties style:column-width="1.3847in" style:rel-column-width="13107*"/>
    </style:style>
    <style:style style:name="SamplePalindrome.E" style:family="table-column">
      <style:table-column-properties style:column-width="1.3854in" style:rel-column-width="13110*"/>
    </style:style>
    <style:style style:name="SamplePalindrome.A1" style:family="table-cell">
      <style:table-cell-properties fo:padding="0.0382in" fo:border-left="0.0007in solid #000000" fo:border-right="none" fo:border-top="0.0007in solid #000000" fo:border-bottom="0.0007in solid #000000"/>
    </style:style>
    <style:style style:name="SamplePalindrome.E1" style:family="table-cell">
      <style:table-cell-properties fo:padding="0.0382in" fo:border="0.0007in solid #000000"/>
    </style:style>
    <style:style style:name="SamplePalindrome.A2" style:family="table-cell" style:data-style-name="N0">
      <style:table-cell-properties fo:padding="0.0382in" fo:border-left="0.0007in solid #000000" fo:border-right="none" fo:border-top="none" fo:border-bottom="0.0007in solid #000000"/>
    </style:style>
    <style:style style:name="SamplePalindrome.B2" style:family="table-cell">
      <style:table-cell-properties fo:padding="0.0382in" fo:border-left="0.0007in solid #000000" fo:border-right="none" fo:border-top="none" fo:border-bottom="0.0007in solid #000000"/>
    </style:style>
    <style:style style:name="SamplePalindrome.E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2"/>
    <style:style style:name="P3" style:family="paragraph" style:parent-style-name="Text_20_body" style:list-style-name="L1"/>
    <style:style style:name="P4" style:family="paragraph" style:parent-style-name="Text_20_body"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lindrome Construction Technique</text:p>
      <text:h text:style-name="Heading_20_1" text:outline-level="1">Purpose</text:h>
      <text:p text:style-name="Text_20_body">The purpose of this paper is to describe a technique for constructing palindromes.</text:p>
      <text:h text:style-name="Heading_20_1" text:outline-level="1">Audience</text:h>
      <text:p text:style-name="Text_20_body">The intended audience of this paper is:</text:p>
      <text:list xml:id="list1543329912" text:style-name="L1">
        <text:list-item>
          <text:p text:style-name="P3">Myself, at a later date, or as a reference during the project.</text:p>
        </text:list-item>
        <text:list-item>
          <text:p text:style-name="P3">Colleagues at work that I might want to describe my project to.</text:p>
        </text:list-item>
        <text:list-item>
          <text:p text:style-name="P3">ITA hiring managers and scientists.</text:p>
        </text:list-item>
        <text:list-item>
          <text:p text:style-name="P3">Hackers and computer science types around the 'net.</text:p>
        </text:list-item>
      </text:list>
      <text:h text:style-name="Heading_20_1" text:outline-level="1">Brainstorm</text:h>
      <text:p text:style-name="P1">left side right side remaining characters starting ending palindrome</text:p>
      <text:h text:style-name="Heading_20_1" text:outline-level="1">Outline</text:h>
      <text:list xml:id="list640198796" text:style-name="L2">
        <text:list-item>
          <text:p text:style-name="P2">Introduction</text:p>
        </text:list-item>
        <text:list-item>
          <text:p text:style-name="P2">Terminology</text:p>
          <text:list>
            <text:list-item>
              <text:p text:style-name="P2">Palindrome</text:p>
            </text:list-item>
          </text:list>
        </text:list-item>
        <text:list-item>
          <text:p text:style-name="P2">Word Matches</text:p>
          <text:list>
            <text:list-item>
              <text:p text:style-name="P2">Starting</text:p>
            </text:list-item>
            <text:list-item>
              <text:p text:style-name="P2">Ending</text:p>
            </text:list-item>
            <text:list-item>
              <text:p text:style-name="P2">Prefixes</text:p>
            </text:list-item>
            <text:list-item>
              <text:p text:style-name="P2">Suffixes</text:p>
            </text:list-item>
            <text:list-item>
              <text:p text:style-name="P2">Algorithm</text:p>
            </text:list-item>
          </text:list>
        </text:list-item>
        <text:list-item>
          <text:p text:style-name="P2">Construction</text:p>
          <text:list>
            <text:list-item>
              <text:p text:style-name="P2">State Description</text:p>
            </text:list-item>
            <text:list-item>
              <text:p text:style-name="P2">Starting State</text:p>
            </text:list-item>
            <text:list-item>
              <text:p text:style-name="P2">Current State</text:p>
            </text:list-item>
            <text:list-item>
              <text:p text:style-name="P2">Next State</text:p>
            </text:list-item>
            <text:list-item>
              <text:p text:style-name="P2">Determining Goal</text:p>
            </text:list-item>
          </text:list>
        </text:list-item>
        <text:list-item>
          <text:p text:style-name="P2">Conclusion</text:p>
        </text:list-item>
      </text:list>
      <text:p text:style-name="Standard"/>
      <text:p text:style-name="Text_20_body">To construct a palindrome, we define a structure having a set of words on the left side, and set of words on the right side, and a set of characters remaining on either the left side or the right side. The characters of the words on the left side must always match the characters on the right side in reverse, minus the remainder characters.</text:p>
      <text:p text:style-name="Text_20_body">For instance, say we are given the following set of words:</text:p>
      <text:p text:style-name="P1">red nub undergod dog</text:p>
      <text:p text:style-name="Text_20_body"><text:soft-page-break/>And lets say we want to construct a palindrome based on those words. Lets let the initial state be a structure that has zero words on the left side, zero words on the right side, and no characters remaining on either the left side or right side. We can pick any of the words to add to either the left side or the right side, and the characters of that word will be remaining on that side. It might progress from there as follows:</text:p>
      <table:table table:name="SamplePalindrome" table:style-name="SamplePalindrome">
        <table:table-column table:style-name="SamplePalindrome.A" table:number-columns-repeated="2"/>
        <table:table-column table:style-name="SamplePalindrome.C"/>
        <table:table-column table:style-name="SamplePalindrome.A"/>
        <table:table-column table:style-name="SamplePalindrome.E"/>
        <table:table-header-rows>
          <table:table-row>
            <table:table-cell table:style-name="SamplePalindrome.A1" office:value-type="string">
              <text:p text:style-name="Table_20_Heading">Sequence</text:p>
            </table:table-cell>
            <table:table-cell table:style-name="SamplePalindrome.A1" office:value-type="string">
              <text:p text:style-name="Table_20_Heading">Words on the Left</text:p>
            </table:table-cell>
            <table:table-cell table:style-name="SamplePalindrome.A1" office:value-type="string">
              <text:p text:style-name="Table_20_Heading">Words on the Right</text:p>
            </table:table-cell>
            <table:table-cell table:style-name="SamplePalindrome.A1" office:value-type="string">
              <text:p text:style-name="Table_20_Heading">Remaining Characters on the Left</text:p>
            </table:table-cell>
            <table:table-cell table:style-name="SamplePalindrome.E1" office:value-type="string">
              <text:p text:style-name="Table_20_Heading">Remaining Characters on the Right</text:p>
            </table:table-cell>
          </table:table-row>
        </table:table-header-rows>
        <table:table-row>
          <table:table-cell table:style-name="SamplePalindrome.A2" office:value-type="float" office:value="1">
            <text:p text:style-name="Table_20_Contents">1</text:p>
          </table:table-cell>
          <table:table-cell table:style-name="SamplePalindrome.B2" office:value-type="string">
            <text:p text:style-name="Table_20_Contents"/>
          </table:table-cell>
          <table:table-cell table:style-name="SamplePalindrome.B2" office:value-type="string">
            <text:p text:style-name="Table_20_Contents"/>
          </table:table-cell>
          <table:table-cell table:style-name="SamplePalindrome.B2" office:value-type="string">
            <text:p text:style-name="Table_20_Contents"/>
          </table:table-cell>
          <table:table-cell table:style-name="SamplePalindrome.E2" office:value-type="string">
            <text:p text:style-name="Table_20_Contents"/>
          </table:table-cell>
        </table:table-row>
        <table:table-row>
          <table:table-cell table:style-name="SamplePalindrome.A2" office:value-type="float" office:value="2">
            <text:p text:style-name="Table_20_Contents">2</text:p>
          </table:table-cell>
          <table:table-cell table:style-name="SamplePalindrome.B2" office:value-type="string">
            <text:p text:style-name="Table_20_Contents">dog</text:p>
          </table:table-cell>
          <table:table-cell table:style-name="SamplePalindrome.B2" office:value-type="string">
            <text:p text:style-name="Table_20_Contents"/>
          </table:table-cell>
          <table:table-cell table:style-name="SamplePalindrome.B2" office:value-type="string">
            <text:p text:style-name="Table_20_Contents">dog</text:p>
          </table:table-cell>
          <table:table-cell table:style-name="SamplePalindrome.E2" office:value-type="string">
            <text:p text:style-name="Table_20_Contents"/>
          </table:table-cell>
        </table:table-row>
        <table:table-row>
          <table:table-cell table:style-name="SamplePalindrome.A2" office:value-type="float" office:value="3">
            <text:p text:style-name="Table_20_Contents">3</text:p>
          </table:table-cell>
          <table:table-cell table:style-name="SamplePalindrome.B2" office:value-type="string">
            <text:p text:style-name="Table_20_Contents"/>
          </table:table-cell>
          <table:table-cell table:style-name="SamplePalindrome.B2" office:value-type="string">
            <text:p text:style-name="Table_20_Contents">undergod</text:p>
          </table:table-cell>
          <table:table-cell table:style-name="SamplePalindrome.B2" office:value-type="string">
            <text:p text:style-name="Table_20_Contents"/>
          </table:table-cell>
          <table:table-cell table:style-name="SamplePalindrome.E2" office:value-type="string">
            <text:p text:style-name="Table_20_Contents">under</text:p>
          </table:table-cell>
        </table:table-row>
        <table:table-row>
          <table:table-cell table:style-name="SamplePalindrome.A2" office:value-type="float" office:value="4">
            <text:p text:style-name="Table_20_Contents">4</text:p>
          </table:table-cell>
          <table:table-cell table:style-name="SamplePalindrome.B2" office:value-type="string">
            <text:p text:style-name="Table_20_Contents">dog red</text:p>
          </table:table-cell>
          <table:table-cell table:style-name="SamplePalindrome.B2" office:value-type="string">
            <text:p text:style-name="Table_20_Contents">undergod</text:p>
          </table:table-cell>
          <table:table-cell table:style-name="SamplePalindrome.B2" office:value-type="string">
            <text:p text:style-name="Table_20_Contents"/>
          </table:table-cell>
          <table:table-cell table:style-name="SamplePalindrome.E2" office:value-type="string">
            <text:p text:style-name="Table_20_Contents">un</text:p>
          </table:table-cell>
        </table:table-row>
        <table:table-row>
          <table:table-cell table:style-name="SamplePalindrome.A2" office:value-type="float" office:value="5">
            <text:p text:style-name="Table_20_Contents">5</text:p>
          </table:table-cell>
          <table:table-cell table:style-name="SamplePalindrome.B2" office:value-type="string">
            <text:p text:style-name="Table_20_Contents">dog red nub</text:p>
          </table:table-cell>
          <table:table-cell table:style-name="SamplePalindrome.B2" office:value-type="string">
            <text:p text:style-name="Table_20_Contents">undergod</text:p>
          </table:table-cell>
          <table:table-cell table:style-name="SamplePalindrome.B2" office:value-type="string">
            <text:p text:style-name="Table_20_Contents">b</text:p>
          </table:table-cell>
          <table:table-cell table:style-name="SamplePalindrome.E2" office:value-type="string">
            <text:p text:style-name="Table_20_Contents"/>
          </table:table-cell>
        </table:table-row>
      </table:table>
      <text:p text:style-name="Text_20_body"/>
      <text:list xml:id="list324050256" text:style-name="L3">
        <text:list-item>
          <text:p text:style-name="P4">Add any word to the list on the left.</text:p>
        </text:list-item>
        <text:list-item>
          <text:p text:style-name="P4">Remove any characters that match on the right, and it becomes the remainder on the left.</text:p>
        </text:list-item>
        <text:list-item>
          <text:p text:style-name="P4">Reverse the remaining characters, and find all words ending with those characters.</text:p>
        </text:list-item>
        <text:list-item>
          <text:p text:style-name="P4">Add one of those words to the right.</text:p>
        </text:list-item>
        <text:list-item>
          <text:p text:style-name="P4">Determine whichever is longer of the left side, and the word just added, and keep the remaining characters of the longer one that are not matched by the shorter one.</text:p>
        </text:list-item>
        <text:list-item>
          <text:p text:style-name="P4">If there are characters remaining on the right, repeat the same process, but instead, find words starting with the reverse of the remaining characters.</text:p>
        </text:list-item>
        <text:list-item>
          <text:p text:style-name="P4">If there ends up being no remaining characters on either the left or right, you can add any word in the word set to the list on the left.</text:p>
        </text:list-item>
        <text:list-item>
          <text:p text:style-name="P4">If the remaining characters is ever a palindrome, then the whole list on the left combined with the list on the right is also a palindrome. This includes the case where there are no remaining characters on either the left or the righ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12:52:15</meta:creation-date>
    <dc:date>2009-09-22T19:55:59</dc:date>
    <meta:editing-duration>PT01H49M11S</meta:editing-duration>
    <meta:editing-cycles>5</meta:editing-cycles>
    <meta:generator>OpenOffice.org/3.0$Unix OpenOffice.org_project/300m15$Build-9379</meta:generator>
    <meta:document-statistic meta:table-count="1" meta:image-count="0" meta:object-count="0" meta:page-count="2" meta:paragraph-count="60" meta:word-count="494" meta:character-count="2661"/>
    <meta:user-defined meta:name="Info 1"/>
    <meta:user-defined meta:name="Info 2"/>
    <meta:user-defined meta:name="Info 3"/>
    <meta:user-defined meta:name="Info 4"/>
  </office:meta>
</office:document-meta>
</file>